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7194in" style:rel-column-width="17613*"/>
    </style:style>
    <style:style style:name="Table1.B" style:family="table-column">
      <style:table-column-properties style:column-width="3.2181in" style:rel-column-width="20843*"/>
    </style:style>
    <style:style style:name="Table1.C" style:family="table-column">
      <style:table-column-properties style:column-width="4.1806in" style:rel-column-width="2707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1.6861in" style:rel-column-width="10922*"/>
    </style:style>
    <style:style style:name="Table2.F" style:family="table-column">
      <style:table-column-properties style:column-width="1.6868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F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2in" fo:margin-bottom="0.2in" style:contextual-spacing="false"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officeooo:rsid="000f2ba0" officeooo:paragraph-rsid="000f2ba0"/>
    </style:style>
    <style:style style:name="P5" style:family="paragraph" style:parent-style-name="Table_20_Contents">
      <style:text-properties fo:language="en" fo:country="US" officeooo:rsid="000f611d" officeooo:paragraph-rsid="000f611d"/>
    </style:style>
    <style:style style:name="P6" style:family="paragraph" style:parent-style-name="Table_20_Contents">
      <style:text-properties officeooo:rsid="000f2ba0" officeooo:paragraph-rsid="000f2ba0"/>
    </style:style>
    <style:style style:name="P7" style:family="paragraph" style:parent-style-name="Table_20_Contents">
      <style:text-properties officeooo:paragraph-rsid="000f2ba0"/>
    </style:style>
    <style:style style:name="P8" style:family="paragraph" style:parent-style-name="Table_20_Contents">
      <style:text-properties officeooo:rsid="000f611d" officeooo:paragraph-rsid="000f611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f611d"/>
    </style:style>
    <style:style style:name="T4" style:family="text">
      <style:text-properties officeooo:rsid="000cda37"/>
    </style:style>
    <style:style style:name="T5" style:family="text">
      <style:text-properties officeooo:rsid="000da771"/>
    </style:style>
    <style:style style:name="T6" style:family="text">
      <style:text-properties officeooo:rsid="000f2ba0"/>
    </style:style>
    <style:style style:name="T7" style:family="text">
      <style:text-properties officeooo:rsid="000f611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вартальный анализ целей в области качества на 2016 год. <text:span text:style-name="T6">3</text:span><text:span text:style-name="T1">-й </text:span>квартал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Цель</text:p>
          </table:table-cell>
          <table:table-cell table:style-name="Table1.A1" office:value-type="string">
            <text:p text:style-name="Table_20_Contents">Задача</text:p>
          </table:table-cell>
          <table:table-cell table:style-name="Table1.C1" office:value-type="string">
            <text:p text:style-name="Table_20_Contents">Выполнение</text:p>
          </table:table-cell>
        </table:table-row>
        <table:table-row>
          <table:table-cell table:style-name="Table1.A2" table:number-rows-spanned="3" office:value-type="string">
            <text:p text:style-name="Table_20_Contents">Увеличение выручки на 30% по отношению показателя 2015 год.</text:p>
          </table:table-cell>
          <table:table-cell table:style-name="Table1.A2" office:value-type="string">
            <text:p text:style-name="Table_20_Contents">Уменьшить вдвое количество открываемых дефектов по сравнению со статистикой за 2015 год. Для проектов выпущенных в production 1 дефект на 60 часов тестирования, для проектов не выпущенных в production 1 дефект на 30 часов тестирования.</text:p>
          </table:table-cell>
          <table:table-cell table:style-name="Table1.C2" office:value-type="string">
            <text:p text:style-name="Table_20_Contents">Количество часов тестирования на итерацию и количество открытых дефектов для периодов 2015 и 2016 годов приведено в следующей таблице. По сравнению с <text:span text:style-name="T6">3</text:span> кварталом 2015 года, число открытых дефектов снизилось, <text:span text:style-name="T7">но </text:span><text:span text:style-name="T2">показатель выполнен </text:span><text:span text:style-name="T3">не был</text:span><text:span text:style-name="T2">.</text:span>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проектами/задачами весь текущий производственный персонал и потенциальных сотрудников в количестве 50 человек.</text:p>
          </table:table-cell>
          <table:table-cell table:style-name="Table1.C2" office:value-type="string">
            <text:p text:style-name="Table_20_Contents">На данный момент все сотрудники отдела тестирования обеспечены задачами. Несмотря на то, что <text:span text:style-name="T5">по </text:span>проект<text:span text:style-name="T5">у Vertigo было сокращено</text:span>, <text:span text:style-name="T5">б</text:span>ыл<text:span text:style-name="T5">и</text:span> <text:span text:style-name="T5">активности</text:span> на <text:span text:style-name="T5">других проектах: TCC, RCPI, GEM, IOMPS.</text:span><text:span text:style-name="T1"> </text:span><text:span text:style-name="T2">Медленно, но развивается сотрудничество с клиентами от </text:span><text:span text:style-name="T1">Blazemeter: RCPI.</text:span>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увеличение числа абсолютно довольных заказчиков с 30 до 40% по сравнению со статистикой 2015 года.</text:p>
          </table:table-cell>
          <table:table-cell table:style-name="Table1.C2" office:value-type="string">
            <text:p text:style-name="Table_20_Contents">Количество дефектов открытое <text:span text:style-name="T2">во</text:span> <text:span text:style-name="T5">3</text:span>-м квартале: <text:span text:style-name="T5">16</text:span>. Значительно <text:span text:style-name="T5">увеличи</text:span>лось по сравнению с первым кварталом этого года, и <text:span text:style-name="T5">уменьшилось </text:span>в сравнении с <text:span text:style-name="T5">3</text:span>-м кварталом 2015 года <text:span text:style-name="T5">(19)</text:span></text:p>
            <text:p text:style-name="Table_20_Contents">Количество замечаний заказчиков 0. На данный момент достижение цели по этому показателю <text:span text:style-name="T5">не </text:span>выполняется.</text:p>
          </table:table-cell>
        </table:table-row>
        <table:table-row>
          <table:table-cell table:style-name="Table1.A2" table:number-rows-spanned="2" office:value-type="string">
            <text:p text:style-name="Table_20_Contents">Обеспечение роста производственного персонала на 50 человек</text:p>
          </table:table-cell>
          <table:table-cell table:style-name="Table1.A2" office:value-type="string">
            <text:p text:style-name="Table_20_Contents">Нанять дополнительно 50 человек производственного персонала равномерно в течение 2016 года</text:p>
          </table:table-cell>
          <table:table-cell table:style-name="Table1.C2" office:value-type="string">
            <text:p text:style-name="Table_20_Contents">Для отдела тестирования на стратегической сессии поставлена цель — 16 человек на конец года, не считая декретников. На данный момент в отделе 1<text:span text:style-name="T4">1</text:span> человек, не считая декретников. <text:span text:style-name="T4">По</text:span> результатам квартала <text:span text:style-name="T4">0</text:span> человек, с начала года плюс 1. Цель пока выполняется. Большие надежды на стажировку, которая обеспечит нужный прирост.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текучесть производственного персонала на уровне не выше 25%</text:p>
          </table:table-cell>
          <table:table-cell table:style-name="Table1.C2" office:value-type="string">
            <text:p text:style-name="Table_20_Contents">На конец <text:span text:style-name="T5">3</text:span> квартала — 0 сотрудников приняты на работу в отдел. <text:span text:style-name="T5">0</text:span> сотрудник уволился. Цель пока выполняется.</text:p>
          </table:table-cell>
        </table:table-row>
      </table:table>
      <text:p text:style-name="P2"><text:soft-page-break/></text:p>
      <text:p text:style-name="P2">Соотношение числа открытых дефектов к часам тестирования по проектно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2.D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Contents">Проект</text:p>
          </table:table-cell>
          <table:table-cell table:style-name="Table2.A2" office:value-type="string">
            <text:p text:style-name="Table_20_Contents">Число открытых дефектов</text:p>
          </table:table-cell>
          <table:table-cell table:style-name="Table2.A2" office:value-type="string">
            <text:p text:style-name="Table_20_Contents">Число часов тестирования на дефект</text:p>
          </table:table-cell>
          <table:table-cell table:style-name="Table2.A2" office:value-type="string">
            <text:p text:style-name="Table_20_Contents">Проект</text:p>
          </table:table-cell>
          <table:table-cell table:style-name="Table2.A2" office:value-type="string">
            <text:p text:style-name="Table_20_Contents">Число открытых дефектов</text:p>
          </table:table-cell>
          <table:table-cell table:style-name="Table2.F2" office:value-type="string">
            <text:p text:style-name="Table_20_Contents">Число часов тестирования</text:p>
          </table:table-cell>
        </table:table-row>
        <table:table-row>
          <table:table-cell table:style-name="Table2.A2" office:value-type="string">
            <text:p text:style-name="P4">Transactions to ERP</text:p>
          </table:table-cell>
          <table:table-cell table:style-name="Table2.B3" office:value-type="float" office:value="2">
            <text:p text:style-name="P4">2</text:p>
          </table:table-cell>
          <table:table-cell table:style-name="Table2.B3" office:value-type="float" office:value="46">
            <text:p text:style-name="P3">4<text:span text:style-name="T7">6</text:span></text:p>
          </table:table-cell>
          <table:table-cell table:style-name="Table2.A2" office:value-type="string">
            <text:p text:style-name="Table_20_Contents">Transactions to ERP</text:p>
          </table:table-cell>
          <table:table-cell table:style-name="Table2.B3" office:value-type="float" office:value="9">
            <text:p text:style-name="P4">9</text:p>
          </table:table-cell>
          <table:table-cell table:style-name="Table2.F3" office:value-type="float" office:value="48">
            <text:p text:style-name="P5">48</text:p>
          </table:table-cell>
        </table:table-row>
        <table:table-row>
          <table:table-cell table:style-name="Table2.A2" office:value-type="string">
            <text:p text:style-name="Table_20_Contents">Cassantec</text:p>
          </table:table-cell>
          <table:table-cell table:style-name="Table2.A2" office:value-type="string">
            <text:p text:style-name="P6">5</text:p>
          </table:table-cell>
          <table:table-cell table:style-name="Table2.B3" office:value-type="float" office:value="131">
            <text:p text:style-name="P5">131</text:p>
          </table:table-cell>
          <table:table-cell table:style-name="Table2.A2" office:value-type="string">
            <text:p text:style-name="Table_20_Contents">Cassantec</text:p>
          </table:table-cell>
          <table:table-cell table:style-name="Table2.B3" office:value-type="float" office:value="2">
            <text:p text:style-name="P3">2</text:p>
          </table:table-cell>
          <table:table-cell table:style-name="Table2.F3" office:value-type="float" office:value="80">
            <text:p text:style-name="P5">80</text:p>
          </table:table-cell>
        </table:table-row>
        <table:table-row>
          <table:table-cell table:style-name="Table2.A2" office:value-type="string">
            <text:p text:style-name="P4">Goran</text:p>
          </table:table-cell>
          <table:table-cell table:style-name="Table2.B3" office:value-type="float" office:value="2">
            <text:p text:style-name="P4">2</text:p>
          </table:table-cell>
          <table:table-cell table:style-name="Table2.B3" office:value-type="float" office:value="200">
            <text:p text:style-name="P5">200</text:p>
          </table:table-cell>
          <table:table-cell table:style-name="Table2.A2" office:value-type="string">
            <text:p text:style-name="P6">Goran</text:p>
          </table:table-cell>
          <table:table-cell table:style-name="Table2.A2" office:value-type="string">
            <text:p text:style-name="P6">2</text:p>
          </table:table-cell>
          <table:table-cell table:style-name="Table2.F3" office:value-type="float" office:value="95">
            <text:p text:style-name="P5">95</text:p>
          </table:table-cell>
        </table:table-row>
        <table:table-row>
          <table:table-cell table:style-name="Table2.A2" office:value-type="string">
            <text:p text:style-name="Table_20_Contents">ISSArt.com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8">27</text:p>
          </table:table-cell>
          <table:table-cell table:style-name="Table2.A2" office:value-type="string">
            <text:p text:style-name="P7">ISSArt.com</text:p>
          </table:table-cell>
          <table:table-cell table:style-name="Table2.A2" office:value-type="string">
            <text:p text:style-name="P6">1</text:p>
          </table:table-cell>
          <table:table-cell table:style-name="Table2.F3" office:value-type="float" office:value="12">
            <text:p text:style-name="P5">12</text:p>
          </table:table-cell>
        </table:table-row>
        <table:table-row>
          <table:table-cell table:style-name="Table2.A2" office:value-type="string">
            <text:p text:style-name="Table_20_Contents">CE</text:p>
          </table:table-cell>
          <table:table-cell table:style-name="Table2.B3" office:value-type="float" office:value="1">
            <text:p text:style-name="P3">1</text:p>
          </table:table-cell>
          <table:table-cell table:style-name="Table2.B3" office:value-type="float" office:value="242">
            <text:p text:style-name="P5">24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3">
            <text:p text:style-name="P3"/>
          </table:table-cell>
        </table:table-row>
        <table:table-row>
          <table:table-cell table:style-name="Table2.A2" office:value-type="string">
            <text:p text:style-name="P4">Turbo Dispute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8">29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If I need help</text:p>
          </table:table-cell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8">46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Applanix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8">344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8-27T00:32:38.96</meta:creation-date>
    <dc:date>2016-11-15T18:07:32.410040393</dc:date>
    <meta:editing-duration>PT5H49M14S</meta:editing-duration>
    <meta:editing-cycles>10</meta:editing-cycles>
    <meta:generator>LibreOffice/4.2.8.2$Linux_X86_64 LibreOffice_project/420m0$Build-2</meta:generator>
    <meta:document-statistic meta:table-count="2" meta:image-count="0" meta:object-count="0" meta:page-count="2" meta:paragraph-count="60" meta:word-count="358" meta:character-count="2381" meta:non-whitespace-character-count="2081"/>
  </office:meta>
</office:document-meta>
</file>